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407927" draw:marker-start-width="0.35cm" draw:marker-end-width="0.35cm" draw:fill-color="#407927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407927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5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06cm" svg:stroke-color="#407927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fill-color="#407927" draw:textarea-horizontal-align="justify" draw:textarea-vertical-align="middle" draw:auto-grow-height="false" fo:min-height="0.088cm" fo:min-width="0.092cm"/>
    </style:style>
    <style:style style:name="gr8" style:family="graphic" style:parent-style-name="objectwithoutfill">
      <style:graphic-properties svg:stroke-width="0.081cm" draw:marker-start-width="0.321cm" draw:marker-end-width="0.321cm" draw:fill="none" draw:fill-color="#407927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fill-color="#407927" draw:textarea-horizontal-align="justify" draw:textarea-vertical-align="middle" draw:auto-grow-height="false" fo:min-height="0.088cm" fo:min-width="0.09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059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6cm" fo:min-width="0.608cm"/>
    </style:style>
    <style:style style:name="gr13" style:family="graphic" style:parent-style-name="standard">
      <style:graphic-properties svg:stroke-width="0.106cm" svg:stroke-color="#407927" draw:marker-start-width="0.359cm" draw:marker-end-width="0.359cm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draw:fill="none" draw:textarea-vertical-align="middle"/>
    </style:style>
    <style:style style:name="gr15" style:family="graphic" style:parent-style-name="standard">
      <style:graphic-properties draw:stroke="none" svg:stroke-color="#006d6f" draw:fill="none" draw:fill-color="#ffffff" draw:textarea-horizontal-align="left" draw:auto-grow-height="true" draw:auto-grow-width="true" fo:min-height="4.15cm" fo:min-width="3.49cm"/>
    </style:style>
    <style:style style:name="gr1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7" style:family="graphic" style:parent-style-name="objectwithoutfill">
      <style:graphic-properties svg:stroke-color="#407927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079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407927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000000"/>
    </style:style>
    <style:style style:name="P8" style:family="paragraph">
      <loext:graphic-properties draw:fill="none"/>
      <style:paragraph-properties fo:text-align="center"/>
      <style:text-properties fo:language="en" fo:country="GB"/>
    </style:style>
    <style:style style:name="P9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T1" style:family="text">
      <style:text-properties style:text-position="0% 100%"/>
    </style:style>
    <style:style style:name="T2" style:family="text">
      <style:text-properties fo:color="#000000"/>
    </style:style>
    <style:style style:name="T3" style:family="text">
      <style:text-properties fo:color="#000000" style:text-position="0% 100%"/>
    </style:style>
    <style:style style:name="T4" style:family="text">
      <style:text-properties fo:color="#000000" style:text-position="-33% 58%"/>
    </style:style>
    <style:style style:name="T5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5.395cm" svg:y1="4.071cm" svg:x2="15.573cm" svg:y2="3.63cm">
            <text:p/>
          </draw:line>
          <draw:line draw:style-name="gr1" draw:text-style-name="P1" draw:layer="layout" svg:x1="15.942cm" svg:y1="4.529cm" svg:x2="15.569cm" svg:y2="3.631cm">
            <text:p/>
          </draw:line>
          <draw:line draw:style-name="gr1" draw:text-style-name="P1" draw:layer="layout" svg:x1="16.674cm" svg:y1="4.58cm" svg:x2="17.047cm" svg:y2="3.682cm">
            <text:p/>
          </draw:line>
          <draw:line draw:style-name="gr1" draw:text-style-name="P1" draw:layer="layout" svg:x1="15.925cm" svg:y1="4.55cm" svg:x2="16.298cm" svg:y2="3.652cm">
            <text:p/>
          </draw:line>
          <draw:line draw:style-name="gr1" draw:text-style-name="P1" draw:layer="layout" svg:x1="16.689cm" svg:y1="4.575cm" svg:x2="16.316cm" svg:y2="3.677cm">
            <text:p/>
          </draw:line>
          <draw:line draw:style-name="gr1" draw:text-style-name="P1" draw:layer="layout" svg:x1="17.429cm" svg:y1="4.576cm" svg:x2="17.056cm" svg:y2="3.678cm">
            <text:p/>
          </draw:line>
          <draw:line draw:style-name="gr1" draw:text-style-name="P1" draw:layer="layout" svg:x1="17.422cm" svg:y1="4.531cm" svg:x2="17.6cm" svg:y2="4.09cm">
            <text:p/>
          </draw:line>
        </draw:g>
        <draw:g>
          <draw:line draw:style-name="gr1" draw:text-style-name="P1" draw:layer="layout" svg:x1="17.099cm" svg:y1="8.32cm" svg:x2="14.93cm" svg:y2="8.32cm">
            <text:p/>
          </draw:line>
          <draw:line draw:style-name="gr1" draw:text-style-name="P1" draw:layer="layout" svg:x1="17.1cm" svg:y1="8.312cm" svg:x2="14.931cm" svg:y2="8.312cm">
            <text:p/>
          </draw:line>
          <draw:line draw:style-name="gr1" draw:text-style-name="P1" draw:layer="layout" svg:x1="15.52cm" svg:y1="8.624cm" svg:x2="16.598cm" svg:y2="8.631cm">
            <text:p/>
          </draw:line>
          <draw:line draw:style-name="gr1" draw:text-style-name="P1" draw:layer="layout" svg:x1="15.809cm" svg:y1="8.895cm" svg:x2="16.327cm" svg:y2="8.898cm">
            <text:p/>
          </draw:line>
          <draw:line draw:style-name="gr1" draw:text-style-name="P1" draw:layer="layout" svg:x1="16.041cm" svg:y1="8.294cm" svg:x2="16.03cm" svg:y2="7.8cm">
            <text:p/>
          </draw:line>
        </draw:g>
        <draw:connector draw:style-name="gr2" draw:text-style-name="P2" draw:layer="layout" svg:x1="11.302cm" svg:y1="2.034cm" svg:x2="6.636cm" svg:y2="2.061cm" draw:end-shape="id1" draw:end-glue-point="0" svg:d="M11302 2034v-523h-4666v550" svg:viewBox="0 0 4667 551">
          <text:p/>
        </draw:connector>
        <draw:connector draw:style-name="gr3" draw:text-style-name="P3" xml:id="id8" draw:id="id8" draw:layer="layout" svg:x1="17.6cm" svg:y1="4.105cm" svg:x2="18.206cm" svg:y2="5.385cm" draw:start-shape="id2" draw:start-glue-point="1" draw:end-shape="id3" draw:end-glue-point="0" svg:d="M17600 4105h606v1280" svg:viewBox="0 0 607 1281">
          <text:p/>
        </draw:connector>
        <draw:frame draw:style-name="gr4" draw:text-style-name="P4" draw:layer="layout" svg:width="1.162cm" svg:height="1.114cm" svg:x="15.938cm" svg:y="2.6cm">
          <draw:text-box>
            <text:p>R</text:p>
          </draw:text-box>
        </draw:frame>
        <draw:connector draw:style-name="gr3" draw:text-style-name="P3" xml:id="id10" draw:id="id10" draw:layer="layout" svg:x1="14.688cm" svg:y1="7.781cm" svg:x2="18.206cm" svg:y2="6.4cm" draw:start-shape="id4" draw:start-glue-point="0" draw:end-shape="id3" draw:end-glue-point="2" svg:d="M14688 7781h3518v-1381" svg:viewBox="0 0 3519 1382">
          <text:p/>
        </draw:connector>
        <draw:connector draw:style-name="gr3" draw:text-style-name="P3" xml:id="id4" draw:id="id4" draw:layer="layout" svg:x1="14.688cm" svg:y1="6.827cm" svg:x2="13.093cm" svg:y2="7.781cm" draw:start-shape="id5" draw:start-glue-point="2" draw:end-shape="id6" draw:end-glue-point="2" svg:d="M14688 6827v954h-1595" svg:viewBox="0 0 1596 955">
          <text:p/>
        </draw:connector>
        <draw:g xml:id="id5" draw:id="id5">
          <draw:line draw:style-name="gr5" draw:text-style-name="P1" draw:layer="layout" svg:x1="14.689cm" svg:y1="5.1cm" svg:x2="14.689cm" svg:y2="5.674cm">
            <text:p/>
          </draw:line>
          <draw:line draw:style-name="gr5" draw:text-style-name="P1" draw:layer="layout" svg:x1="13.928cm" svg:y1="5.679cm" svg:x2="15.448cm" svg:y2="5.679cm">
            <text:p/>
          </draw:line>
          <draw:line draw:style-name="gr5" draw:text-style-name="P1" draw:layer="layout" svg:x1="13.929cm" svg:y1="6.256cm" svg:x2="15.449cm" svg:y2="6.256cm">
            <text:p/>
          </draw:line>
          <draw:line draw:style-name="gr5" draw:text-style-name="P1" draw:layer="layout" svg:x1="14.689cm" svg:y1="6.253cm" svg:x2="14.689cm" svg:y2="6.827cm">
            <text:p/>
          </draw:line>
        </draw:g>
        <draw:frame draw:style-name="gr4" draw:text-style-name="P4" draw:layer="layout" svg:width="1.162cm" svg:height="1.114cm" svg:x="13.738cm" svg:y="4.786cm">
          <draw:text-box>
            <text:p>C</text:p>
          </draw:text-box>
        </draw:frame>
        <draw:line draw:style-name="gr6" draw:text-style-name="P1" draw:layer="layout" svg:x1="11.999cm" svg:y1="2.707cm" svg:x2="11.292cm" svg:y2="2cm">
          <text:p/>
        </draw:line>
        <draw:line draw:style-name="gr6" draw:text-style-name="P1" draw:layer="layout" svg:x1="9.907cm" svg:y1="4.815cm" svg:x2="9.2cm" svg:y2="4.108cm">
          <text:p/>
        </draw:line>
        <draw:line draw:style-name="gr6" draw:text-style-name="P1" draw:layer="layout" svg:x1="13.407cm" svg:y1="4.099cm" svg:x2="12.7cm" svg:y2="3.392cm">
          <text:p/>
        </draw:line>
        <draw:g>
          <draw:custom-shape draw:style-name="gr7" draw:text-style-name="P2" draw:layer="layout" svg:width="1.184cm" svg:height="1.015cm" draw:transform="skewX (0.00104719755119667) rotate (-2.35601995726715) translate (13.155cm 3.017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5" draw:layer="layout" svg:x1="13.157cm" svg:y1="3.015cm" svg:x2="12.319cm" svg:y2="3.853cm">
            <text:p/>
          </draw:line>
        </draw:g>
        <draw:line draw:style-name="gr6" draw:text-style-name="P1" draw:layer="layout" svg:x1="11.307cm" svg:y1="6.199cm" svg:x2="10.6cm" svg:y2="5.492cm">
          <text:p/>
        </draw:line>
        <draw:line draw:style-name="gr6" draw:text-style-name="P1" draw:layer="layout" svg:x1="10.6cm" svg:y1="2.707cm" svg:x2="11.307cm" svg:y2="2cm">
          <text:p/>
        </draw:line>
        <draw:line draw:style-name="gr6" draw:text-style-name="P1" draw:layer="layout" svg:x1="12.708cm" svg:y1="4.799cm" svg:x2="13.415cm" svg:y2="4.092cm">
          <text:p/>
        </draw:line>
        <draw:line draw:style-name="gr6" draw:text-style-name="P1" draw:layer="layout" svg:x1="9.208cm" svg:y1="4.107cm" svg:x2="9.915cm" svg:y2="3.4cm">
          <text:p/>
        </draw:line>
        <draw:line draw:style-name="gr6" draw:text-style-name="P1" draw:layer="layout" svg:x1="11.308cm" svg:y1="6.191cm" svg:x2="12.015cm" svg:y2="5.484cm">
          <text:p/>
        </draw:line>
        <draw:connector draw:style-name="gr3" draw:text-style-name="P3" draw:layer="layout" draw:line-skew="0.65cm" svg:x1="6.636cm" svg:y1="5.8cm" svg:x2="11.33cm" svg:y2="6.127cm" draw:start-shape="id1" draw:start-glue-point="2" svg:d="M6636 5800v1200h4694v-873" svg:viewBox="0 0 4695 1201">
          <text:p/>
        </draw:connector>
        <draw:g>
          <draw:custom-shape draw:style-name="gr7" draw:text-style-name="P2" draw:layer="layout" svg:width="1.184cm" svg:height="1.015cm" draw:transform="rotate (-0.785398163397448) translate (12.318cm 4.345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5" draw:layer="layout" svg:x1="12.318cm" svg:y1="4.344cm" svg:x2="13.156cm" svg:y2="5.182cm">
            <text:p/>
          </draw:line>
        </draw:g>
        <draw:g>
          <draw:custom-shape draw:style-name="gr7" draw:text-style-name="P2" draw:layer="layout" svg:width="1.184cm" svg:height="1.015cm" draw:transform="rotate (-2.35619449019235) translate (11.055cm 5.11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5" draw:layer="layout" svg:x1="11.056cm" svg:y1="5.118cm" svg:x2="10.218cm" svg:y2="5.956cm">
            <text:p/>
          </draw:line>
        </draw:g>
        <draw:g>
          <draw:custom-shape draw:style-name="gr9" draw:text-style-name="P2" draw:layer="layout" svg:width="1.185cm" svg:height="1.015cm" draw:transform="rotate (-0.785398163397448) translate (10.218cm 2.24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5" draw:layer="layout" svg:x1="10.218cm" svg:y1="2.244cm" svg:x2="11.056cm" svg:y2="3.082cm">
            <text:p/>
          </draw:line>
        </draw:g>
        <draw:connector draw:style-name="gr3" draw:text-style-name="P3" xml:id="id7" draw:id="id7" draw:layer="layout" draw:line-skew="0.568cm" svg:x1="13.419cm" svg:y1="4.11cm" svg:x2="15.395cm" svg:y2="4.105cm" draw:end-shape="id2" draw:end-glue-point="3" svg:d="M13419 4110h1281v-5h695" svg:viewBox="0 0 1977 6">
          <text:p/>
        </draw:connector>
        <draw:connector draw:style-name="gr3" draw:text-style-name="P3" draw:layer="layout" draw:line-skew="1.005cm" svg:x1="14.7cm" svg:y1="4.107cm" svg:x2="14.688cm" svg:y2="5.1cm" draw:start-shape="id7" draw:start-glue-point="0" draw:end-shape="id5" draw:end-glue-point="0" svg:d="M14700 4107v453h-12v540" svg:viewBox="0 0 13 994">
          <text:p/>
        </draw:connector>
        <draw:connector draw:style-name="gr3" draw:text-style-name="P3" draw:layer="layout" draw:line-skew="-1.312cm" svg:x1="8.823cm" svg:y1="6.768cm" svg:x2="9.2cm" svg:y2="4.055cm" svg:d="M8823 6768v-2668h377v-45" svg:viewBox="0 0 378 2714">
          <text:p/>
        </draw:connector>
        <draw:connector draw:style-name="gr2" draw:text-style-name="P2" xml:id="id6" draw:id="id6" draw:layer="layout" draw:line-skew="-2.141cm" svg:x1="13.093cm" svg:y1="7.781cm" svg:x2="8.788cm" svg:y2="7.24cm" svg:d="M13093 7781h-4293v-541h-12" svg:viewBox="0 0 4306 542">
          <text:p/>
        </draw:connector>
        <draw:g xml:id="id3" draw:id="id3">
          <draw:custom-shape draw:style-name="gr7" draw:text-style-name="P2" draw:layer="layout" svg:width="1.184cm" svg:height="1.015cm" draw:transform="skewX (0.0010471975511966) rotate (-3.14141812066459) translate (18.796cm 6.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8" draw:text-style-name="P5" draw:layer="layout" svg:x1="18.8cm" svg:y1="6.399cm" svg:x2="17.615cm" svg:y2="6.399cm">
            <text:p/>
          </draw:line>
        </draw:g>
        <draw:frame draw:style-name="gr10" draw:text-style-name="P4" draw:layer="layout" svg:width="2.559cm" svg:height="1.114cm" svg:x="15.941cm" svg:y="5.486cm">
          <draw:text-box>
            <text:p><text:span text:style-name="T1">16*D</text:span></text:p>
          </draw:text-box>
        </draw:frame>
        <draw:custom-shape draw:style-name="gr11" draw:text-style-name="P6" xml:id="id9" draw:id="id9" draw:layer="layout" svg:width="0.3cm" svg:height="0.3cm" svg:x="19.7cm" svg:y="3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8.206cm" svg:y1="4.105cm" svg:x2="19.7cm" svg:y2="4.1cm" draw:start-shape="id8" draw:start-glue-point="0" draw:end-shape="id9" draw:end-glue-point="6" svg:d="M18206 4105h772v-5h722" svg:viewBox="0 0 1495 6">
          <text:p/>
        </draw:connector>
        <draw:custom-shape draw:style-name="gr11" draw:text-style-name="P6" xml:id="id11" draw:id="id11" draw:layer="layout" svg:width="0.3cm" svg:height="0.3cm" svg:x="19.7cm" svg:y="7.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svg:x1="18.206cm" svg:y1="7.781cm" svg:x2="19.7cm" svg:y2="7.78cm" draw:start-shape="id10" draw:start-glue-point="0" draw:end-shape="id11" draw:end-glue-point="6" svg:d="M18206 7781h772v-1h722" svg:viewBox="0 0 1495 2">
          <text:p/>
        </draw:connector>
        <draw:frame draw:style-name="gr12" draw:text-style-name="P7" draw:layer="layout" svg:width="1.108cm" svg:height="2.536cm" svg:x="19.5cm" svg:y="4.764cm">
          <draw:text-box>
            <text:p><text:span text:style-name="T2">+</text:span></text:p>
            <text:p><text:span text:style-name="T3">v</text:span><text:span text:style-name="T4">O</text:span></text:p>
            <text:p><text:span text:style-name="T3"><text:s/></text:span><text:span text:style-name="T3">-</text:span></text:p>
          </draw:text-box>
        </draw:frame>
        <draw:connector draw:style-name="gr13" draw:text-style-name="P3" draw:layer="layout" svg:x1="1.9cm" svg:y1="1.5cm" svg:x2="4.236cm" svg:y2="2.1cm" draw:start-shape="id12" draw:start-glue-point="10" draw:end-shape="id13" draw:end-glue-point="0" svg:d="M1900 1500h2336v600" svg:viewBox="0 0 2337 601">
          <text:p/>
        </draw:connector>
        <draw:custom-shape draw:style-name="gr11" draw:text-style-name="P6" xml:id="id14" draw:id="id14" draw:layer="layout" svg:width="0.3cm" svg:height="0.3cm" svg:x="1.6cm" svg:y="6.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3.899cm" svg:y1="7.522cm" svg:x2="1.73cm" svg:y2="7.522cm">
            <text:p/>
          </draw:line>
          <draw:line draw:style-name="gr1" draw:text-style-name="P1" draw:layer="layout" svg:x1="3.9cm" svg:y1="7.514cm" svg:x2="1.731cm" svg:y2="7.514cm">
            <text:p/>
          </draw:line>
          <draw:line draw:style-name="gr1" draw:text-style-name="P1" draw:layer="layout" svg:x1="2.32cm" svg:y1="7.826cm" svg:x2="3.398cm" svg:y2="7.833cm">
            <text:p/>
          </draw:line>
          <draw:line draw:style-name="gr1" draw:text-style-name="P1" draw:layer="layout" svg:x1="2.609cm" svg:y1="8.097cm" svg:x2="3.127cm" svg:y2="8.1cm">
            <text:p/>
          </draw:line>
          <draw:line draw:style-name="gr1" draw:text-style-name="P1" draw:layer="layout" svg:x1="2.841cm" svg:y1="7.496cm" svg:x2="2.83cm" svg:y2="7.002cm">
            <text:p/>
          </draw:line>
        </draw:g>
        <draw:connector draw:style-name="gr13" draw:text-style-name="P3" draw:layer="layout" svg:x1="1.9cm" svg:y1="7cm" svg:x2="4.236cm" svg:y2="5.839cm" draw:start-shape="id14" draw:start-glue-point="10" draw:end-shape="id13" draw:end-glue-point="2" svg:d="M1900 7000h2336v-1161" svg:viewBox="0 0 2337 1162">
          <text:p/>
        </draw:connector>
        <draw:g xml:id="id13" draw:id="id13">
          <draw:path draw:style-name="gr1" draw:text-style-name="P8" draw:layer="layout" svg:width="0.567cm" svg:height="0.269cm" draw:transform="skewX (0.0471238898038469) rotate (-2.97683357220153) translate (4.78863498229532cm 3.62127202048041cm)" svg:viewBox="0 0 568 270" svg:d="M568 0c-527-1-568 270-568 270">
            <text:p/>
          </draw:path>
          <draw:path draw:style-name="gr1" draw:text-style-name="P8" draw:layer="layout" svg:width="0.57cm" svg:height="0.269cm" draw:transform="skewX (-0.0387463093942741) rotate (-0.164584548463066) translate (4.22801389824375cm 3.03702941067044cm)" svg:viewBox="0 0 571 270" svg:d="M0 0c528-1 571 270 571 270">
            <text:p/>
          </draw:path>
          <draw:path draw:style-name="gr1" draw:text-style-name="P8" draw:layer="layout" svg:width="0.562cm" svg:height="0.107cm" draw:transform="skewX (0.236666646570431) rotate (3.0773645371164) translate (4.22869071351072cm 3.70498431426672cm)" svg:viewBox="0 0 563 108" svg:d="M0 0c522 0 563 108 563 108">
            <text:p/>
          </draw:path>
          <draw:path draw:style-name="gr1" draw:text-style-name="P8" draw:layer="layout" svg:width="0.562cm" svg:height="0.159cm" draw:transform="skewX (-0.0987856356628791) rotate (0.0984365698124802) translate (3.68727633205264cm 3.42792561714487cm)" svg:viewBox="0 0 563 160" svg:d="M563 0c-523-1-563 160-563 160">
            <text:p/>
          </draw:path>
          <draw:path draw:style-name="gr1" draw:text-style-name="P8" draw:layer="layout" svg:width="0.568cm" svg:height="0.267cm" draw:transform="skewX (-0.0471238898038469) rotate (-0.168249739892254) translate (4.24426911164467cm 3.37177700160463cm)" svg:viewBox="0 0 569 268" svg:d="M0 0c528-3 569 268 569 268">
            <text:p/>
          </draw:path>
          <draw:path draw:style-name="gr1" draw:text-style-name="P8" draw:layer="layout" svg:width="0.567cm" svg:height="0.269cm" draw:transform="skewX (0.0471238898038469) rotate (-2.97683357220153) translate (4.80488780396575cm 4.00748123959218cm)" svg:viewBox="0 0 568 270" svg:d="M568 0c-527-1-568 270-568 270">
            <text:p/>
          </draw:path>
          <draw:path draw:style-name="gr1" draw:text-style-name="P8" draw:layer="layout" svg:width="0.561cm" svg:height="0.107cm" draw:transform="skewX (0.229859862487653) rotate (3.0773645371164) translate (4.23139954808093cm 4.10069038246854cm)" svg:viewBox="0 0 562 108" svg:d="M0 0c522 0 562 108 562 108">
            <text:p/>
          </draw:path>
          <draw:path draw:style-name="gr1" draw:text-style-name="P8" draw:layer="layout" svg:width="0.563cm" svg:height="0.16cm" draw:transform="skewX (-0.102974425867665) rotate (0.0965167076352864) translate (3.68669677379445cm 3.82339891295094cm)" svg:viewBox="0 0 564 161" svg:d="M564 0c-523 0-564 161-564 161">
            <text:p/>
          </draw:path>
          <draw:path draw:style-name="gr1" draw:text-style-name="P8" draw:layer="layout" svg:width="0.569cm" svg:height="0.266cm" draw:transform="skewX (-0.0471238898038469) rotate (-0.170169602069447) translate (4.24427167866805cm 3.76825426119806cm)" svg:viewBox="0 0 570 267" svg:d="M0 0c528-4 570 267 570 267">
            <text:p/>
          </draw:path>
          <draw:path draw:style-name="gr1" draw:text-style-name="P8" draw:layer="layout" svg:width="0.567cm" svg:height="0.269cm" draw:transform="skewX (0.0471238898038469) rotate (-2.97683357220153) translate (4.78863498229532cm 4.41347576706008cm)" svg:viewBox="0 0 568 270" svg:d="M568 0c-527-1-568 270-568 270">
            <text:p/>
          </draw:path>
          <draw:path draw:style-name="gr1" draw:text-style-name="P8" draw:layer="layout" svg:width="0.561cm" svg:height="0.106cm" draw:transform="skewX (0.228289066160858) rotate (3.07544467493921) translate (4.23139747256267cm 4.49719480614231cm)" svg:viewBox="0 0 562 107" svg:d="M0 0c521-1 562 107 562 107">
            <text:p/>
          </draw:path>
          <draw:path draw:style-name="gr1" draw:text-style-name="P8" draw:layer="layout" svg:width="0.562cm" svg:height="0.159cm" draw:transform="skewX (-0.0982620368872808) rotate (0.0984365698124802) translate (3.6873605802031cm 4.22012104373532cm)" svg:viewBox="0 0 563 160" svg:d="M563 0c-523-1-563 160-563 160">
            <text:p/>
          </draw:path>
          <draw:path draw:style-name="gr1" draw:text-style-name="P8" draw:layer="layout" svg:width="0.568cm" svg:height="0.267cm" draw:transform="skewX (-0.0471238898038469) rotate (-0.168249739892254) translate (4.24426911164468cm 4.1639807481843cm)" svg:viewBox="0 0 569 268" svg:d="M0 0c528-3 569 268 569 268">
            <text:p/>
          </draw:path>
          <draw:path draw:style-name="gr1" draw:text-style-name="P8" draw:layer="layout" svg:width="0.567cm" svg:height="0.269cm" draw:transform="skewX (0.0471238898038469) rotate (-2.97683357220153) translate (4.80488780396575cm 4.78069109014996cm)" svg:viewBox="0 0 568 270" svg:d="M568 0c-527-1-568 270-568 270">
            <text:p/>
          </draw:path>
          <draw:line draw:style-name="gr1" draw:text-style-name="P8" draw:layer="layout" svg:x1="4.226cm" svg:y1="3.068cm" svg:x2="4.237cm" svg:y2="2.1cm">
            <text:p/>
          </draw:line>
          <draw:line draw:style-name="gr1" draw:text-style-name="P8" draw:layer="layout" svg:x1="4.235cm" svg:y1="5.839cm" svg:x2="4.246cm" svg:y2="4.871cm">
            <text:p/>
          </draw:line>
        </draw:g>
        <draw:g xml:id="id1" draw:id="id1">
          <draw:path draw:style-name="gr1" draw:text-style-name="P8" draw:layer="layout" svg:width="0.568cm" svg:height="0.27cm" draw:transform="skewX (-0.044331363000656) rotate (2.97700810512673) translate (6.64483506487101cm 3.67582707084705cm)" svg:viewBox="0 0 569 271" svg:d="M0 0c527-1 569 271 569 271">
            <text:p/>
          </draw:path>
          <draw:path draw:style-name="gr1" draw:text-style-name="P8" draw:layer="layout" svg:width="0.57cm" svg:height="0.27cm" draw:transform="skewX (0.0385717764690747) rotate (0.164759081388265) translate (6.08191707560059cm 3.09201649756391cm)" svg:viewBox="0 0 571 271" svg:d="M571 0c-528-1-571 271-571 271">
            <text:p/>
          </draw:path>
          <draw:path draw:style-name="gr1" draw:text-style-name="P8" draw:layer="layout" svg:width="0.562cm" svg:height="0.107cm" draw:transform="skewX (-0.235095850243636) rotate (-3.0773645371164) translate (7.20580665711292cm 3.63023890210461cm)" svg:viewBox="0 0 563 108" svg:d="M563 0c-522 0-563 108-563 108">
            <text:p/>
          </draw:path>
          <draw:path draw:style-name="gr1" draw:text-style-name="P8" draw:layer="layout" svg:width="0.563cm" svg:height="0.16cm" draw:transform="skewX (0.107512281922851) rotate (-0.0963421747100874) translate (6.62536659922537cm 3.33396213140975cm)" svg:viewBox="0 0 564 161" svg:d="M0 0c523 0 564 161 564 161">
            <text:p/>
          </draw:path>
          <draw:path draw:style-name="gr1" draw:text-style-name="P8" draw:layer="layout" svg:width="0.568cm" svg:height="0.267cm" draw:transform="skewX (0.0471238898038469) rotate (0.168249739892253) translate (6.06751168535692cm 3.42847178708825cm)" svg:viewBox="0 0 569 268" svg:d="M569 0c-528-3-569 268-569 268">
            <text:p/>
          </draw:path>
          <draw:path draw:style-name="gr1" draw:text-style-name="P8" draw:layer="layout" svg:width="0.567cm" svg:height="0.27cm" draw:transform="skewX (-0.0469493568786475) rotate (2.97700810512673) translate (6.6285822463783cm 4.06203629048659cm)" svg:viewBox="0 0 568 271" svg:d="M0 0c527-1 568 271 568 271">
            <text:p/>
          </draw:path>
          <draw:path draw:style-name="gr1" draw:text-style-name="P8" draw:layer="layout" svg:width="0.561cm" svg:height="0.107cm" draw:transform="skewX (-0.229859862487653) rotate (-3.0773645371164) translate (7.20224134926576cm 4.02600012244012cm)" svg:viewBox="0 0 562 108" svg:d="M562 0c-522 0-562 108-562 108">
            <text:p/>
          </draw:path>
          <draw:path draw:style-name="gr1" draw:text-style-name="P8" draw:layer="layout" svg:width="0.563cm" svg:height="0.159cm" draw:transform="skewX (0.102974425867665) rotate (-0.0980875039620817) translate (6.62536776238038cm 3.73045400052384cm)" svg:viewBox="0 0 564 160" svg:d="M0 0c523-1 564 160 564 160">
            <text:p/>
          </draw:path>
          <draw:path draw:style-name="gr1" draw:text-style-name="P8" draw:layer="layout" svg:width="0.569cm" svg:height="0.266cm" draw:transform="skewX (0.0472984227290464) rotate (0.170169602069447) translate (6.06718133023299cm 3.82611340291018cm)" svg:viewBox="0 0 570 267" svg:d="M570 0c-528-4-570 267-570 267">
            <text:p/>
          </draw:path>
          <draw:path draw:style-name="gr1" draw:text-style-name="P8" draw:layer="layout" svg:width="0.567cm" svg:height="0.27cm" draw:transform="skewX (-0.0469493568786475) rotate (2.97700810512673) translate (6.64483506804873cm 4.46803081795449cm)" svg:viewBox="0 0 568 271" svg:d="M0 0c527-1 568 271 568 271">
            <text:p/>
          </draw:path>
          <draw:path draw:style-name="gr1" draw:text-style-name="P8" draw:layer="layout" svg:width="0.561cm" svg:height="0.107cm" draw:transform="skewX (-0.229859862487653) rotate (-3.0773645371164) translate (7.20224134926576cm 4.42249770189707cm)" svg:viewBox="0 0 562 108" svg:d="M562 0c-522 0-562 108-562 108">
            <text:p/>
          </draw:path>
          <draw:path draw:style-name="gr1" draw:text-style-name="P8" draw:layer="layout" svg:width="0.563cm" svg:height="0.159cm" draw:transform="skewX (0.102974425867665) rotate (-0.0980875039620817) translate (6.62536776238038cm 4.12616016764655cm)" svg:viewBox="0 0 564 160" svg:d="M0 0c523-1 564 160 564 160">
            <text:p/>
          </draw:path>
          <draw:path draw:style-name="gr1" draw:text-style-name="P8" draw:layer="layout" svg:width="0.568cm" svg:height="0.267cm" draw:transform="skewX (0.0471238898038469) rotate (0.168249739892253) translate (6.06751168535692cm 4.22067553366793cm)" svg:viewBox="0 0 569 268" svg:d="M569 0c-528-3-569 268-569 268">
            <text:p/>
          </draw:path>
          <draw:path draw:style-name="gr1" draw:text-style-name="P8" draw:layer="layout" svg:width="0.568cm" svg:height="0.27cm" draw:transform="skewX (-0.044331363000656) rotate (2.97700810512673) translate (6.62858224320058cm 4.83524614051659cm)" svg:viewBox="0 0 569 271" svg:d="M0 0c527-1 569 271 569 271">
            <text:p/>
          </draw:path>
          <draw:line draw:style-name="gr1" draw:text-style-name="P8" draw:layer="layout" svg:x1="6.648cm" svg:y1="3.029cm" svg:x2="6.637cm" svg:y2="2.061cm">
            <text:p/>
          </draw:line>
          <draw:line draw:style-name="gr1" draw:text-style-name="P8" draw:layer="layout" svg:x1="6.638cm" svg:y1="5.8cm" svg:x2="6.627cm" svg:y2="4.832cm">
            <text:p/>
          </draw:line>
        </draw:g>
        <draw:line draw:style-name="gr14" draw:text-style-name="P8" draw:layer="layout" svg:x1="5.628cm" svg:y1="2.708cm" svg:x2="5.628cm" svg:y2="5.513cm">
          <text:p/>
        </draw:line>
        <draw:line draw:style-name="gr14" draw:text-style-name="P8" draw:layer="layout" svg:x1="5.228cm" svg:y1="2.709cm" svg:x2="5.228cm" svg:y2="5.514cm">
          <text:p/>
        </draw:line>
        <draw:frame draw:style-name="gr15" draw:text-style-name="P9" draw:layer="layout" svg:width="3.99cm" svg:height="4.4cm" svg:x="0.11cm" svg:y="2cm">
          <draw:text-box>
            <text:p><text:span text:style-name="T5">AC</text:span></text:p>
            <text:p><text:span text:style-name="T5">Voltage</text:span></text:p>
            <text:p><text:span text:style-name="T5">230V </text:span></text:p>
            <text:p><text:span text:style-name="T5">Frequency</text:span></text:p>
            <text:p><text:span text:style-name="T5">50Hz</text:span></text:p>
          </draw:text-box>
        </draw:frame>
        <draw:custom-shape draw:style-name="gr11" draw:text-style-name="P6" xml:id="id12" draw:id="id12" draw:layer="layout" svg:width="0.3cm" svg:height="0.3cm" svg:x="1.6cm" svg:y="1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3" draw:layer="layout" svg:width="1.67cm" svg:height="1.003cm" svg:x="4.63cm" svg:y="5.9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17" draw:text-style-name="P1" xml:id="id15" draw:id="id15" draw:layer="layout" svg:x1="8.8cm" svg:y1="6.6cm" svg:x2="8.8cm" svg:y2="7.6cm">
          <text:p/>
        </draw:line>
        <draw:connector draw:style-name="gr3" draw:text-style-name="P3" draw:layer="layout" svg:x1="14.689cm" svg:y1="6.827cm" svg:x2="13.094cm" svg:y2="7.781cm" svg:d="M14689 6827v954h-1595" svg:viewBox="0 0 1596 955">
          <text:p/>
        </draw:connector>
        <draw:connector draw:style-name="gr3" draw:text-style-name="P3" draw:layer="layout" svg:x1="14.689cm" svg:y1="6.827cm" svg:x2="13.094cm" svg:y2="7.781cm" svg:d="M14689 6827v954h-1595" svg:viewBox="0 0 1596 955">
          <text:p/>
        </draw:connector>
        <draw:connector draw:style-name="gr3" draw:text-style-name="P3" draw:layer="layout" svg:x1="14.689cm" svg:y1="6.827cm" svg:x2="13.094cm" svg:y2="7.781cm" svg:d="M14689 6827v954h-1595" svg:viewBox="0 0 1596 955">
          <text:p/>
        </draw:connector>
        <draw:connector draw:style-name="gr3" draw:text-style-name="P3" draw:layer="layout" svg:x1="14.689cm" svg:y1="6.827cm" svg:x2="13.094cm" svg:y2="7.781cm" svg:d="M14689 6827v954h-1595" svg:viewBox="0 0 1596 955">
          <text:p/>
        </draw:connector>
        <draw:connector draw:style-name="gr3" draw:text-style-name="P3" draw:layer="layout" svg:x1="14.689cm" svg:y1="6.827cm" svg:x2="13.094cm" svg:y2="7.781cm" svg:d="M14689 6827v954h-1595" svg:viewBox="0 0 1596 955">
          <text:p/>
        </draw:connector>
        <draw:connector draw:style-name="gr3" draw:text-style-name="P3" draw:layer="layout" svg:x1="14.689cm" svg:y1="6.827cm" svg:x2="13.094cm" svg:y2="7.781cm" svg:d="M14689 6827v954h-1595" svg:viewBox="0 0 1596 955">
          <text:p/>
        </draw:connector>
        <draw:connector draw:style-name="gr3" draw:text-style-name="P3" draw:layer="layout" draw:line-skew="-0.501cm" svg:x1="8.8cm" svg:y1="6.8cm" svg:x2="8.8cm" svg:y2="7.1cm" draw:end-shape="id15" draw:end-glue-point="1" svg:d="M8800 6800v300" svg:viewBox="0 0 1 301">
          <text:p/>
        </draw:connector>
        <draw:connector draw:style-name="gr3" draw:text-style-name="P3" draw:layer="layout" draw:line-skew="1.005cm" svg:x1="8.812cm" svg:y1="6.3cm" svg:x2="8.8cm" svg:y2="7.293cm" svg:d="M8812 6300v453h-12v540" svg:viewBox="0 0 13 99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5-08T20:25:58.820423263</dc:date>
    <meta:editing-duration>PT3H5S</meta:editing-duration>
    <meta:editing-cycles>19</meta:editing-cycles>
    <meta:generator>LibreOffice/6.0.7.3$Linux_X86_64 LibreOffice_project/00m0$Build-3</meta:generator>
    <meta:document-statistic meta:object-count="116"/>
  </office:meta>
</office:document-meta>
</file>

<file path=Object 1/content.xml><?xml version="1.0" encoding="utf-8"?>
<math xmlns="http://www.w3.org/1998/Math/MathML" display="block">
  <semantics>
    <mrow>
      <mfrac>
        <mn>1</mn>
        <mn>102.9</mn>
      </mfrac>
      <mi mathvariant="normal">:</mi>
      <mn>1</mn>
    </mrow>
    <annotation encoding="StarMath 5.0">{ 1 } over { 102.9 } : 1</annotation>
  </semantics>
</math>
</file>